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4" style:family="paragraph" style:parent-style-name="Text_20_body">
      <style:text-properties officeooo:rsid="0006742e" officeooo:paragraph-rsid="0006742e"/>
    </style:style>
    <style:style style:name="P5" style:family="paragraph" style:parent-style-name="Text_20_body">
      <style:text-properties officeooo:rsid="000972c3" officeooo:paragraph-rsid="000972c3"/>
    </style:style>
    <style:style style:name="T1" style:family="text">
      <style:text-properties style:font-name="Ubuntu Mono" fo:font-size="9.75pt" fo:font-style="normal" fo:font-weight="normal"/>
    </style:style>
    <style:style style:name="T2" style:family="text"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T3" style:family="text">
      <style:text-properties officeooo:rsid="00078101"/>
    </style:style>
    <style:style style:name="T4" style:family="text">
      <style:text-properties officeooo:rsid="00096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quency table:</text:p>
      <text:p text:style-name="P2"><text:s text:c="9"/><text:span text:style-name="T1">nom</text:span></text:p>
      <text:p text:style-name="P3">betaflxS4 alata cay-rot minutiflora numularia pilimpika trifida</text:p>
      <text:p text:style-name="P2"><text:s text:c="6"/><text:span text:style-name="T1">- <text:s text:c="6"/>1 <text:s text:c="6"/>7 <text:s text:c="10"/>1 <text:s text:c="8"/>1 <text:s text:c="8"/>1 <text:s text:c="6"/>5</text:span></text:p>
      <text:p text:style-name="P2"><text:s text:c="6"/><text:span text:style-name="T1">+ <text:s text:c="6"/>1 <text:s text:c="6"/>1 <text:s text:c="10"/>0 <text:s text:c="8"/>0 <text:s text:c="8"/>0 <text:s text:c="6"/>0</text:span></text:p>
      <text:p text:style-name="P2"><text:s text:c="6"/><text:span text:style-name="T1">++ <text:s text:c="5"/>0 <text:s text:c="6"/>1 <text:s text:c="10"/>0 <text:s text:c="8"/>0 <text:s text:c="8"/>0 <text:s text:c="6"/>0</text:span></text:p>
      <text:p text:style-name="P2"><text:s text:c="6"/><text:span text:style-name="T1">+++ <text:s text:c="4"/>1 <text:s text:c="6"/>2 <text:s text:c="10"/>0 <text:s text:c="8"/>0 <text:s text:c="8"/>0 <text:s text:c="6"/>0</text:span></text:p>
      <text:p text:style-name="Text_20_body"><text:line-break/><text:bookmark text:name="rstudio_console_output1"/><text:span text:style-name="T2">X-squared = 7.3611, df = 15, p-value = 0.9468</text:span></text:p>
      <text:p text:style-name="Text_20_body"/>
      <text:p text:style-name="Text_20_body"/>
      <text:p text:style-name="Text_20_body"/>
      <text:p text:style-name="Text_20_body"/>
      <text:p text:style-name="P4">Graphe YX : plot </text:p>
      <text:p text:style-name="P4">moustache </text:p>
      <text:p text:style-name="P4">anova : <text:span text:style-name="T3">statistiques – ajustement – modèles linéaires </text:span></text:p>
      <text:p text:style-name="P4"/>
      <text:p text:style-name="P4">- <text:span text:style-name="T4">Modèle – sélection de modèle par étape</text:span></text:p>
      <text:p text:style-name="P5">( plus le BIC est bas mieux ça ajus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29:44.305804088</meta:creation-date>
    <dc:date>2019-04-24T11:58:11.898004386</dc:date>
    <meta:editing-duration>PT7M10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1" meta:paragraph-count="13" meta:word-count="74" meta:character-count="545" meta:non-whitespace-character-count="271"/>
  </office:meta>
</office:document-meta>
</file>